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RA:</text:p>
      <text:p text:style-name="Standard">Der Schüler kann mit Kreditkarte zahlen. Diese Zahlungsinformationen werden für den nächsten Zahlungsvorgang gespeichert. </text:p>
      <text:p text:style-name="Standard"/>
      <text:p text:style-name="Standard">Das gehört noch als neuer Punkt F33 bei Schüler rein. Alex kannst du das übernehmen? Das SRA ist nicht schön mit git verwaltet ich kenn mich nicht aus welche Version vom tex File ich ändern müsste!</text:p>
      <text:p text:style-name="Standard"/>
      <text:p text:style-name="Standard">SAD:</text:p>
      <text:p text:style-name="Standard">Der Schüler zahlt mit Kreditkarte. Dazu gibt er seine Kreditkarteninformationen in ein HTML5 Formular u. a. Name, Vorname, Benutzername, Kreditkartennummer, Ablaufdatum der Karte, die Prüfziffer und den zu zahlenden Betrag. Diese werden auf Richtigkeit der Informationen geprüft (HTML5 Formular) und dann für die weitere Verwendung in der SQL – Datenbank gespeicher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6:55:14.81</meta:creation-date>
    <meta:generator>OpenOffice/4.0.1$Win32 OpenOffice.org_project/401m5$Build-9714</meta:generator>
    <dc:date>2014-04-30T20:46:58.27</dc:date>
    <meta:editing-duration>PT24M40S</meta:editing-duration>
    <meta:editing-cycles>8</meta:editing-cycles>
    <meta:document-statistic meta:table-count="0" meta:image-count="0" meta:object-count="0" meta:page-count="1" meta:paragraph-count="5" meta:word-count="103" meta:character-count="695"/>
  </office:meta>
</office:document-meta>
</file>